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6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style:font-style-asian="italic" style:font-style-complex="italic"/>
    </style:style>
    <style:style style:name="T37" style:family="text">
      <style:text-properties style:text-position="super 58%" fo:font-weight="normal" style:font-weight-asian="normal" style:font-weight-complex="normal"/>
    </style:style>
    <style:style style:name="T38" style:family="text">
      <style:text-properties officeooo:rsid="00ddb14a"/>
    </style:style>
    <style:style style:name="T39" style:family="text">
      <style:text-properties officeooo:rsid="00e6c0cb"/>
    </style:style>
    <style:style style:name="T40" style:family="text">
      <style:text-properties officeooo:rsid="00e9002e"/>
    </style:style>
    <style:style style:name="T41" style:family="text">
      <style:text-properties officeooo:rsid="00f40956"/>
    </style:style>
    <style:style style:name="T42" style:family="text">
      <style:text-properties officeooo:rsid="00fbd10d"/>
    </style:style>
    <style:style style:name="T43" style:family="text">
      <style:text-properties officeooo:rsid="01047184"/>
    </style:style>
    <style:style style:name="T44" style:family="text">
      <style:text-properties officeooo:rsid="01072dc4"/>
    </style:style>
    <style:style style:name="T45" style:family="text">
      <style:text-properties fo:font-weight="bold" style:font-weight-asian="bold" style:font-weight-complex="bold"/>
    </style:style>
    <style:style style:name="T46" style:family="text">
      <style:text-properties officeooo:rsid="010d5a79"/>
    </style:style>
    <style:style style:name="T47" style:family="text">
      <style:text-properties officeooo:rsid="011cd278"/>
    </style:style>
    <style:style style:name="T48" style:family="text">
      <style:text-properties officeooo:rsid="012183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35">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37">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38">I took a rapid test w/ negative result. Cait said I should go to the party alone, but it didn’t sit well when I said okay… with either of us. We decided we would eat lasagna and drink champagne. She was feeling down.</text:span></text:p>
      <text:p text:style-name="P18"><text:s text:c="3"/><text:span text:style-name="T38">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61"/>
      <text:p text:style-name="P161"/>
      <text:p text:style-name="P161"/>
      <text:p text:style-name="P161"/>
      <text:p text:style-name="P161"/>
      <text:p text:style-name="P161">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6"><text:soft-page-break/>I.I.XXI</text:p>
      <text:p text:style-name="P46"><text:span text:style-name="T2"/></text:p>
      <text:p text:style-name="P47"><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7"><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7"><text:span text:style-name="T2"/></text:p>
      <text:p text:style-name="P55"><text:span text:style-name="T2">. . .</text:span></text:p>
      <text:p text:style-name="P47"><text:span text:style-name="T2"/></text:p>
      <text:p text:style-name="P47"><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7"><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7"><text:span text:style-name="T2"/></text:p>
      <text:p text:style-name="P55"><text:span text:style-name="T2">. . .</text:span></text:p>
      <text:p text:style-name="P47"><text:span text:style-name="T2"/></text:p>
      <text:p text:style-name="P47"><text:span text:style-name="T2">Ate a taco and, later, some mac &amp; cheese. I decided to watch Isle of Dogs and enjoyed it. Sunny came in after 30 mins and enjoyed it even more than I did.</text:span></text:p>
      <text:p text:style-name="P47"><text:soft-page-break/><text:span text:style-name="T2"/></text:p>
      <text:p text:style-name="P47">I.II</text:p>
      <text:p text:style-name="P47"><text:span text:style-name="T2"/></text:p>
      <text:p text:style-name="P47"><text:span text:style-name="T2">A big rain started at 4AM, accompanied by a single large crack of thunder. Whiskey took Nutmeg’s spot at the end of the couch and Nutmeg climbed on top of me.</text:span></text:p>
      <text:p text:style-name="P47"><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7"><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7"><text:span text:style-name="T2"/></text:p>
      <text:p text:style-name="P55"><text:span text:style-name="T2">. . .</text:span></text:p>
      <text:p text:style-name="P47"><text:span text:style-name="T2"/></text:p>
      <text:p text:style-name="P63"><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63"><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8"><text:span text:style-name="T2"/></text:p>
      <text:p text:style-name="P56"><text:span text:style-name="T2">. . .</text:span></text:p>
      <text:p text:style-name="P48"><text:span text:style-name="T2"/></text:p>
      <text:p text:style-name="P64"><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64"><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9"><text:span text:style-name="T2"/></text:p>
      <text:p text:style-name="P57"><text:span text:style-name="T2">. . .</text:span></text:p>
      <text:p text:style-name="P49"><text:span text:style-name="T2"/></text:p>
      <text:p text:style-name="P64"><text:span text:style-name="T2">we ended up drinking Woodford Reserve and eating mushies, listening to records, smoking cigarettes and typing on my Rebound. Eventually, Cait announced it was, “Time to get vertical——no, I mean horizontal!”</text:span></text:p>
      <text:p text:style-name="P64"><text:span text:style-name="T2"/></text:p>
      <text:p text:style-name="P65">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50"><text:span text:style-name="T2"/></text:p>
      <text:p text:style-name="P58"><text:span text:style-name="T2">. . .</text:span></text:p>
      <text:p text:style-name="P50"><text:span text:style-name="T2"/></text:p>
      <text:p text:style-name="P66"><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6"><text:span text:style-name="T2"><text:s text:c="3"/>She drove me home and I started working. Unfortunately, turtlemoon.net is already a design firm, so back to the drawing board. I decided to make some coffee and write in my journal.</text:span></text:p>
      <text:p text:style-name="P50"><text:span text:style-name="T2"/></text:p>
      <text:p text:style-name="P58"><text:span text:style-name="T2">. . .</text:span></text:p>
      <text:p text:style-name="P50"><text:span text:style-name="T2"/></text:p>
      <text:p text:style-name="P66"><text:span text:style-name="T2">I worked most of the night (person on parole and conflicted abortion lady) took a bath, talked to Cait and cuddled Nutmeg. I fell asleep around 11PM after letting my phone die from scrolling.</text:span></text:p>
      <text:p text:style-name="P66"><text:span text:style-name="T2"/></text:p>
      <text:p text:style-name="P66"><text:span text:style-name="T2"/></text:p>
      <text:p text:style-name="P66"><text:span text:style-name="T2"/></text:p>
      <text:p text:style-name="P66"><text:span text:style-name="T2"/></text:p>
      <text:p text:style-name="P66"><text:span text:style-name="T2"/></text:p>
      <text:p text:style-name="P67"><text:soft-page-break/>I.IV</text:p>
      <text:p text:style-name="P67"><text:span text:style-name="T2"/></text:p>
      <text:p text:style-name="P66"><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6"><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6"><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6"><text:span text:style-name="T3"><text:s text:c="3"/>Either way, I grabbed my sticks, rags and throne from the house and then walked down to Kev’s. I was the first in the basement. It sounded like Fursty was upstairs.</text:span></text:p>
      <text:p text:style-name="P51"><text:span text:style-name="T2"/></text:p>
      <text:p text:style-name="P59"><text:span text:style-name="T2">. . .</text:span></text:p>
      <text:p text:style-name="P51"><text:span text:style-name="T2"/></text:p>
      <text:p text:style-name="P68"><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8"><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8"><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8"><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8"><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9"><text:soft-page-break/>I.V</text:p>
      <text:p text:style-name="P69"/>
      <text:p text:style-name="P22">Weird dreams about a snake trying to <text:span text:style-name="T39">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39">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52"><text:span text:style-name="T2"/></text:p>
      <text:p text:style-name="P60"><text:span text:style-name="T2">. . .</text:span></text:p>
      <text:p text:style-name="P52"><text:span text:style-name="T2"/></text:p>
      <text:p text:style-name="P70"><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70"><text:span text:style-name="T2"><text:s text:c="3"/>I came home, typed 10 mins of tape, ate some noodles Sunny had made and fell asleep.</text:span></text:p>
      <text:p text:style-name="P70"><text:span text:style-name="T2"/></text:p>
      <text:p text:style-name="P70"><text:span text:style-name="T2"/></text:p>
      <text:p text:style-name="P70"><text:span text:style-name="T2"/></text:p>
      <text:p text:style-name="P70"><text:soft-page-break/>I.VI</text:p>
      <text:p text:style-name="P70"><text:span text:style-name="T2"/></text:p>
      <text:p text:style-name="P70"><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53"><text:span text:style-name="T2"/></text:p>
      <text:p text:style-name="P61"><text:span text:style-name="T2">. . .</text:span></text:p>
      <text:p text:style-name="P53"><text:span text:style-name="T2"/></text:p>
      <text:p text:style-name="P71"><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71"><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71"><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71"><text:span text:style-name="T2"><text:s text:c="3"/>I was spinning when I got to bed and so happy to listen to Cait talk about her grandmother. She asked me why I was crying. I said it was the happiest she’d ever seemed. </text:span></text:p>
      <text:p text:style-name="P71"><text:span text:style-name="T2"/></text:p>
      <text:p text:style-name="P72">I.VII</text:p>
      <text:p text:style-name="P72"/>
      <text:p text:style-name="P23">Woke at Cait’s, ate a clementine, made <text:span text:style-name="T40">a French press and wrote in my journal on the couch.</text:span></text:p>
      <text:p text:style-name="P54"><text:span text:style-name="T2"/></text:p>
      <text:p text:style-name="P62"><text:span text:style-name="T2">. . .</text:span></text:p>
      <text:p text:style-name="P54"><text:span text:style-name="T2"/></text:p>
      <text:p text:style-name="P73"><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54"><text:span text:style-name="T2"/></text:p>
      <text:p text:style-name="P62"><text:span text:style-name="T2">. . .</text:span></text:p>
      <text:p text:style-name="P54"><text:span text:style-name="T2"/></text:p>
      <text:p text:style-name="P73"><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73"><text:span text:style-name="T2"/></text:p>
      <text:p text:style-name="P73"><text:span text:style-name="T2"/></text:p>
      <text:p text:style-name="P73"><text:span text:style-name="T2"/></text:p>
      <text:p text:style-name="P73"><text:soft-page-break/>I.VIII</text:p>
      <text:p text:style-name="P73"><text:span text:style-name="T2"/></text:p>
      <text:p text:style-name="P73"><text:span text:style-name="T2">Woke at 9:45, </text:span><text:span text:style-name="T5">ate two clementines, made a French press and wrote in my journal. I’d had a dream about Cait ghosting me and was relieved to find it untrue.</text:span></text:p>
      <text:p text:style-name="P73"><text:span text:style-name="T5"/></text:p>
      <text:p text:style-name="P74"><text:span text:style-name="T5">. . .</text:span></text:p>
      <text:p text:style-name="P74"><text:span text:style-name="T5"/></text:p>
      <text:p text:style-name="P75"><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75"><text:span text:style-name="T2"><text:s text:c="3"/>I walked home, loaded my drums and sat on the couch looking at my phone for a while. I drove the truck down Brevard Rd. to Sierra Nevada, checked in at the truck entrance, parked and let myself inside.</text:span></text:p>
      <text:p text:style-name="P75"><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75"><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75"><text:span text:style-name="T2"><text:s text:c="3"/>I finally felt okay with sitting down and writing in my journal.</text:span></text:p>
      <text:p text:style-name="P18"/>
      <text:p text:style-name="P18"/>
      <text:p text:style-name="P18"/>
      <text:p text:style-name="P76"><text:soft-page-break/>I.IX</text:p>
      <text:p text:style-name="P76"><text:span text:style-name="T2"/></text:p>
      <text:p text:style-name="P77"><text:span text:style-name="T2">The dogs woke me up at 8:30, and so I fed </text:span><text:span text:style-name="T6">them, let them out, made coffee, drank it on the couch and started transcribing.</text:span></text:p>
      <text:p text:style-name="P78"><text:span text:style-name="T6"/></text:p>
      <text:p text:style-name="P78"><text:span text:style-name="T6">. . .</text:span></text:p>
      <text:p text:style-name="P78"><text:span text:style-name="T6"/></text:p>
      <text:p text:style-name="P79"><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9"><text:span text:style-name="T2"/></text:p>
      <text:p text:style-name="P80">I.X</text:p>
      <text:p text:style-name="P80"><text:span text:style-name="T2"/></text:p>
      <text:p text:style-name="P79"><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9"><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9"><text:span text:style-name="T2"/></text:p>
      <text:p text:style-name="P81"><text:span text:style-name="T2">. . .</text:span></text:p>
      <text:p text:style-name="P79"><text:span text:style-name="T2"/></text:p>
      <text:p text:style-name="P82"><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82"><text:span text:style-name="T7"/></text:p>
      <text:p text:style-name="P83">I.XI</text:p>
      <text:p text:style-name="P83"><text:span text:style-name="T2"/></text:p>
      <text:p text:style-name="P83"><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83"><text:span text:style-name="T8"/></text:p>
      <text:p text:style-name="P84"><text:span text:style-name="T8">. . .</text:span></text:p>
      <text:p text:style-name="P83"><text:span text:style-name="T8"/></text:p>
      <text:p text:style-name="P85"><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85"><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85"><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85"><text:span text:style-name="T2"/></text:p>
      <text:p text:style-name="P86">I.XII</text:p>
      <text:p text:style-name="P86"><text:span text:style-name="T2"/></text:p>
      <text:p text:style-name="P85"><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85"><text:span text:style-name="T9"/></text:p>
      <text:p text:style-name="P87"><text:span text:style-name="T9">. . .</text:span></text:p>
      <text:p text:style-name="P85"><text:span text:style-name="T9"/></text:p>
      <text:p text:style-name="P88"><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9">I.XIII</text:p>
      <text:p text:style-name="P89"/>
      <text:p text:style-name="P24">We woke and decided not to go to Sylva. <text:span text:style-name="T41">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36">finally</text:span> started getting a JLC order together. Darth and Panda did preorders. Aside from a bath, that’s all I did.</text:p>
      <text:p text:style-name="P26"/>
      <text:p text:style-name="P90">I.XIV</text:p>
      <text:p text:style-name="P90"><text:span text:style-name="T2"/></text:p>
      <text:p text:style-name="P90"><text:span text:style-name="T2">Got up at 7:50, fed dogs, drank coffee, played </text:span><text:span text:style-name="T10">Wordle, scrolled and wrote in my journal.</text:span></text:p>
      <text:p text:style-name="P90"><text:span text:style-name="T10"/></text:p>
      <text:p text:style-name="P91"><text:span text:style-name="T10">. . .</text:span></text:p>
      <text:p text:style-name="P90"><text:span text:style-name="T10"/></text:p>
      <text:p text:style-name="P92"><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92"><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92"><text:span text:style-name="T2"/></text:p>
      <text:p text:style-name="P93">I.XV</text:p>
      <text:p text:style-name="P93"><text:span text:style-name="T2"/></text:p>
      <text:p text:style-name="P93"><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93"><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93"><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93"><text:span text:style-name="T11"/></text:p>
      <text:p text:style-name="P94"><text:span text:style-name="T11">. . .</text:span></text:p>
      <text:p text:style-name="P94"><text:span text:style-name="T11"/></text:p>
      <text:p text:style-name="P95"><text:span text:style-name="T2">I worked until around 3 and started to chill. Cait came over when she was done with work. We smoked a bowl, smooched a bit, watched a Lake Street Dive video and then went to meet Lauren at the Pub.</text:span></text:p>
      <text:p text:style-name="P95"><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95"><text:span text:style-name="T2"/></text:p>
      <text:p text:style-name="P95"><text:span text:style-name="T2"/></text:p>
      <text:p text:style-name="P95"><text:span text:style-name="T2"/></text:p>
      <text:p text:style-name="P95"><text:span text:style-name="T2"/></text:p>
      <text:p text:style-name="P95"><text:soft-page-break/>I.XVI</text:p>
      <text:p text:style-name="P95"><text:span text:style-name="T2"/></text:p>
      <text:p text:style-name="P95"><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95"><text:span text:style-name="T12"><text:s text:c="3"/>We watched Kingpin after that. Before that, I now remember we made love for 15 minutes while the French press steeped. We made some more love after the movie and then got started on spaghetti.</text:span></text:p>
      <text:p text:style-name="P95"><text:span text:style-name="T12"><text:s text:c="3"/>We watched a Netflix movie, Wild Oats, and ate spaghetti halfway through. We laid low and read books after the movie. Cait’s stomach started to hurt, so I tried to make her laugh.</text:span></text:p>
      <text:p text:style-name="P95"><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95"><text:span text:style-name="T12"/></text:p>
      <text:p text:style-name="P96">I.XVII</text:p>
      <text:p text:style-name="P96"><text:span text:style-name="T2"/></text:p>
      <text:p text:style-name="P96"><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6"><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8">I.XVIII</text:p>
      <text:p text:style-name="P97"/>
      <text:p text:style-name="P28">Didn’t really want to get up with the dogs <text:span text:style-name="T42">this morning, but, at 7:40, I did. I fed them, made coffee, played Wordle (PROXY in six,) and worked until about 2:30 with some PCB and plate work mixed in. Cait didn’t have to go to work after all, so she </text:span><text:soft-page-break/><text:span text:style-name="T42">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9">I.XIX</text:p>
      <text:p text:style-name="P99"><text:span text:style-name="T2"/></text:p>
      <text:p text:style-name="P99"><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9"/>
      <text:p text:style-name="P100"><text:span text:style-name="T14">. . .</text:span></text:p>
      <text:p text:style-name="P99"/>
      <text:p text:style-name="P101"><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101"><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101"><text:span text:style-name="T2"><text:s text:c="3"/>We played </text:span><text:span text:style-name="T35">Apples to Apples</text:span><text:span text:style-name="T2">, smoked some weed and then upgraded to </text:span><text:span text:style-name="T35">Carts Against Humanity</text:span><text:span text:style-name="T2">, which was a riot. Before all that, we opened presents. After cards, we opened stockings, shared a cider and then went to bed.</text:span></text:p>
      <text:p text:style-name="P101"><text:span text:style-name="T2"/></text:p>
      <text:p text:style-name="P102">I.XX</text:p>
      <text:p text:style-name="P102"><text:span text:style-name="T2"/></text:p>
      <text:p text:style-name="P101"><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01"><text:span text:style-name="T15"><text:s text:c="3"/>We drove to the Purple Onion, loaded in, set up, sound checked, ordered food, ate noodles, drank champagne and coffee and wrote in my journal.</text:span></text:p>
      <text:p text:style-name="P101"><text:span text:style-name="T15"/></text:p>
      <text:p text:style-name="P103"><text:span text:style-name="T15">. . .</text:span></text:p>
      <text:p text:style-name="P103"><text:span text:style-name="T15"/></text:p>
      <text:p text:style-name="P104"><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104"><text:span text:style-name="T2"/></text:p>
      <text:p text:style-name="P105"/>
      <text:p text:style-name="P105"/>
      <text:p text:style-name="P105"/>
      <text:p text:style-name="P104"><text:soft-page-break/>I.XXI</text:p>
      <text:p text:style-name="P105"><text:span text:style-name="T2"/></text:p>
      <text:p text:style-name="P106"><text:span text:style-name="T2">Woke and nearly upset Cait by wanting to walk home. Instead, I made coffee and drank it in bed while she got ready for work——Wordle in 4/6, “PRICK.”</text:span></text:p>
      <text:p text:style-name="P106"><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6"><text:span text:style-name="T2"/></text:p>
      <text:p text:style-name="P107"><text:span text:style-name="T2">. . .</text:span></text:p>
      <text:p text:style-name="P106"><text:span text:style-name="T2"/></text:p>
      <text:p text:style-name="P106"><text:span text:style-name="T2">I think I just worked and went to bed.</text:span></text:p>
      <text:p text:style-name="P106"><text:span text:style-name="T2"/></text:p>
      <text:p text:style-name="P106">I.XXII</text:p>
      <text:p text:style-name="P106"><text:span text:style-name="T2"/></text:p>
      <text:p text:style-name="P10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6"><text:span text:style-name="T16"><text:s text:c="3"/>Hours later, we went to Cait’s house and hung out a bit more, but I was very tired and perhaps invisible. I went to bed around 2 or 230.</text:span></text:p>
      <text:p text:style-name="P106"><text:span text:style-name="T16"/></text:p>
      <text:p text:style-name="P108">I.XXIII</text:p>
      <text:p text:style-name="P108"><text:span text:style-name="T2"/></text:p>
      <text:p text:style-name="P108"><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8"><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8"><text:span text:style-name="T2"><text:s text:c="3"/>I drove home, showed a video of Queen of the Night to Sunny and Will, smoked a bowl and wrote in my journal.</text:span></text:p>
      <text:p text:style-name="P108"><text:span text:style-name="T2"/></text:p>
      <text:p text:style-name="P109"><text:span text:style-name="T2">. . .</text:span></text:p>
      <text:p text:style-name="P108"><text:span text:style-name="T2"/></text:p>
      <text:p text:style-name="P108"><text:span text:style-name="T2">I must have been pretty tired. I made shells w/ beet sauce, talked to Cait and fell asleep.</text:span></text:p>
      <text:p text:style-name="P108"><text:span text:style-name="T2"/></text:p>
      <text:p text:style-name="P110">I.XXIV</text:p>
      <text:p text:style-name="P110"><text:span text:style-name="T2"/></text:p>
      <text:p text:style-name="P108"><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8"><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8"><text:soft-page-break/><text:span text:style-name="T17"><text:s text:c="3"/>I went back to the Pump. Michael Scott and josh “Professor Swaggy” were at the bar. I ordered a porter, caught up with Holly and then went outside to soak up some sun and write in my journal.</text:span></text:p>
      <text:p text:style-name="P108"><text:span text:style-name="T17"/></text:p>
      <text:p text:style-name="P109"><text:span text:style-name="T17">. . .</text:span></text:p>
      <text:p text:style-name="P108"><text:span text:style-name="T17"/></text:p>
      <text:p text:style-name="P111"><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11"><text:span text:style-name="T2"><text:s text:c="3"/>The three of us rode home, and I reserved a tub for 4:30. I think I basically j stared at my phone until I fell asleep.</text:span></text:p>
      <text:p text:style-name="P111"><text:span text:style-name="T2"/></text:p>
      <text:p text:style-name="P112">I.XXV</text:p>
      <text:p text:style-name="P112"><text:span text:style-name="T2"/></text:p>
      <text:p text:style-name="P112"><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12"><text:span text:style-name="T18"/></text:p>
      <text:p text:style-name="P113"><text:span text:style-name="T18">. . .</text:span></text:p>
      <text:p text:style-name="P113"><text:span text:style-name="T18"/></text:p>
      <text:p text:style-name="P114"><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14"><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14"><text:span text:style-name="T2"><text:s text:c="3"/></text:span><text:span text:style-name="T19">We went home buzzed, made pasta and fell asleep.</text:span></text:p>
      <text:p text:style-name="P114"><text:span text:style-name="T19"/></text:p>
      <text:p text:style-name="P115">I.XXVI</text:p>
      <text:p text:style-name="P18"/>
      <text:p text:style-name="P31">Had some nice morning cuddles with Cait and <text:span text:style-name="T43">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6">I.XXVII</text:p>
      <text:p text:style-name="P116"/>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7">I.XXVIII</text:p>
      <text:p text:style-name="P117"><text:span text:style-name="T2"/></text:p>
      <text:p text:style-name="P117"><text:span text:style-name="T2">Lots of morning snuggles with Cait. I walked home around 12:30, made iced coffee, typed on my Rebound-S and wrote in my journal.</text:span></text:p>
      <text:p text:style-name="P117"><text:span text:style-name="T2"/></text:p>
      <text:p text:style-name="P118"><text:span text:style-name="T2">. . .</text:span></text:p>
      <text:p text:style-name="P117"><text:span text:style-name="T2"/></text:p>
      <text:p text:style-name="P117"><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7"><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7"><text:span text:style-name="T2"/></text:p>
      <text:p text:style-name="P117"/>
      <text:p text:style-name="P117"/>
      <text:p text:style-name="P117"/>
      <text:p text:style-name="P117"/>
      <text:p text:style-name="P117"/>
      <text:p text:style-name="P117"/>
      <text:p text:style-name="P116"><text:soft-page-break/>I.XXIX</text:p>
      <text:p text:style-name="P117"><text:span text:style-name="T2"/></text:p>
      <text:p text:style-name="P117"><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7"><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7"><text:span text:style-name="T20"><text:s text:c="3"/>Cait was getting a little sad, worried about our sex life and “Sunny stuff,” but she also had been drinking at work. I wanted to let her get lots of sleep, so she dropped me off. I did nothing until I fell asleep.</text:span></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9"><text:soft-page-break/>I.XXX</text:p>
      <text:p text:style-name="P119"><text:span text:style-name="T2"/></text:p>
      <text:p text:style-name="P120"><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20"><text:span text:style-name="T2"><text:s text:c="3"/>I stayed home because Cait was riding a CBD wave. It was nice to fall asleep.</text:span></text:p>
      <text:p text:style-name="P120"><text:span text:style-name="T2"/></text:p>
      <text:p text:style-name="P120">I.XXXI</text:p>
      <text:p text:style-name="P120"><text:span text:style-name="T2"/></text:p>
      <text:p text:style-name="P35">Woke to three keyboard orders, which <text:span text:style-name="T44">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44">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44">But, I saw Kevin driving toward me. He had forgotten he was supposed to play Whistle Hop. I felt a little uneasy down there knowing Sunny and Cait were hanging out and knowing no drums would be </text:span><text:soft-page-break/><text:span text:style-name="T44">tracked, so I said, “I’m gonna take the night off, guys. You got this.”</text:span></text:p>
      <text:p text:style-name="P35"><text:s text:c="3"/><text:span text:style-name="T44">I walked back up and drank w/ Cait, Casey, Eric. . .Some guy started attacking Xavier so Cait and I drove him away. We eventually went with Eric down to Cait’s house to smoke the bong and watch Buffy the Vampire Slayer.</text:span></text:p>
      <text:p text:style-name="P35"/>
      <text:p text:style-name="P121">II.I</text:p>
      <text:p text:style-name="P121"><text:span text:style-name="T2"/></text:p>
      <text:p text:style-name="P122"><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22"><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22"><text:span text:style-name="T21"/></text:p>
      <text:p text:style-name="P123"><text:span text:style-name="T21">. . .</text:span></text:p>
      <text:p text:style-name="P123"><text:span text:style-name="T21"/></text:p>
      <text:p text:style-name="P124"><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24"><text:span text:style-name="T2"/></text:p>
      <text:p text:style-name="P124"><text:span text:style-name="T2"/></text:p>
      <text:p text:style-name="P124"><text:span text:style-name="T2"/></text:p>
      <text:p text:style-name="P124"><text:span text:style-name="T2"/></text:p>
      <text:p text:style-name="P124"><text:span text:style-name="T2"/></text:p>
      <text:p text:style-name="P124"><text:soft-page-break/>II.II</text:p>
      <text:p text:style-name="P124"><text:span text:style-name="T2"/></text:p>
      <text:p text:style-name="P124"><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24"><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24"><text:span text:style-name="T22"><text:s text:c="3"/>We called it a day after that. I did some PCB work but eventually felt braindead. I did some laundry, stared at the computer way too long, wrote in my journal, and, before that, ate leftover udon.</text:span></text:p>
      <text:p text:style-name="P124"><text:span text:style-name="T22"/></text:p>
      <text:p text:style-name="P125"><text:span text:style-name="T22">. . .</text:span></text:p>
      <text:p text:style-name="P124"><text:span text:style-name="T22"/></text:p>
      <text:p text:style-name="P126"><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6"><text:span text:style-name="T2"/></text:p>
      <text:p text:style-name="P126"><text:span text:style-name="T2"/></text:p>
      <text:p text:style-name="P126"><text:span text:style-name="T2"/></text:p>
      <text:p text:style-name="P126"><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45">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7">II.V</text:p>
      <text:p text:style-name="P127"><text:span text:style-name="T2"/></text:p>
      <text:p text:style-name="P126"><text:span text:style-name="T2">So cold when I woke. Played Wordle,</text:span><text:span text:style-name="T23"> paid rent, made coffee and took some Rebound-S protos. I did some work the night before in separating them into RBOG and RBCS, both starting at v 401.</text:span></text:p>
      <text:p text:style-name="P126"><text:span text:style-name="T23"/></text:p>
      <text:p text:style-name="P128"><text:span text:style-name="T23">. . .</text:span></text:p>
      <text:p text:style-name="P126"><text:span text:style-name="T23"/></text:p>
      <text:p text:style-name="P129"><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9"><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9"><text:soft-page-break/><text:span text:style-name="T2"><text:s text:c="3"/>We eventually went back to Wende’s, where the girls did blow and I liad on the bed bored. We went to Cait’s at 4AM and had sex for a little too long.</text:span></text:p>
      <text:p text:style-name="P129"><text:span text:style-name="T2"/></text:p>
      <text:p text:style-name="P129">II.VI</text:p>
      <text:p text:style-name="P129"><text:span text:style-name="T2"/></text:p>
      <text:p text:style-name="P129"><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9"><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9"><text:span text:style-name="T24"/></text:p>
      <text:p text:style-name="P130">II.VII</text:p>
      <text:p text:style-name="P130"><text:span text:style-name="T2"/></text:p>
      <text:p text:style-name="P130"><text:span text:style-name="T2">Slept til nearly 11, made coffee, got lost on Facebook for a while, switched to Wordle and Reddit and then wrote in my journal.</text:span></text:p>
      <text:p text:style-name="P129"><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30"><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30"><text:span text:style-name="T2"/></text:p>
      <text:p text:style-name="P131"><text:soft-page-break/>II.VII</text:p>
      <text:p text:style-name="P130"/>
      <text:p text:style-name="P37">Did not want to get up this morning. When I <text:span text:style-name="T46">did to feed the dogs, I noticed Cait was online, so I told her I love her. We talked through some things and I fell back asleep.</text:span></text:p>
      <text:p text:style-name="P37"><text:s text:c="3"/><text:span text:style-name="T46">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36">another</text:span> project, a Kiwi doing a presentation on using Minecraft in the classroom. I went to bed around 1:30.</text:p>
      <text:p text:style-name="P39"/>
      <text:p text:style-name="P132">II.IX</text:p>
      <text:p text:style-name="P132"><text:span text:style-name="T2"/></text:p>
      <text:p text:style-name="P132"><text:span text:style-name="T2">woke, fed the dogs, made coffee, posted </text:span><text:span text:style-name="T25">Rebound-S on Reddit for 40s Day, played Wordle (HUMOR in 4) and wrote in my journal.</text:span></text:p>
      <text:p text:style-name="P132"><text:span text:style-name="T25"/></text:p>
      <text:p text:style-name="P133"><text:span text:style-name="T25">. . .</text:span></text:p>
      <text:p text:style-name="P132"><text:span text:style-name="T25"/></text:p>
      <text:p text:style-name="P134"><text:span text:style-name="T2">I finished the Minecraft assignment, made a Reddit post for 40s Day, packed an order, got dressed, walked down to Cait’s, smoked some weed and wrote in my journal.</text:span></text:p>
      <text:p text:style-name="P134"><text:span text:style-name="T2"/></text:p>
      <text:p text:style-name="P135"><text:span text:style-name="T2">. . .</text:span></text:p>
      <text:p text:style-name="P134"><text:span text:style-name="T2"/></text:p>
      <text:p text:style-name="P134"><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34"><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34"><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34"><text:span text:style-name="T2"/></text:p>
      <text:p text:style-name="P136">II.X</text:p>
      <text:p text:style-name="P136"><text:span text:style-name="T2"/></text:p>
      <text:p text:style-name="P136"><text:span text:style-name="T2">We took our time waking up and eventually </text:span><text:span text:style-name="T26">drove down to Simple. I had a breakfast sandwich and Cait had a kale salad. We drove down to Bent Creek and had a walk around Lake Powatan.</text:span></text:p>
      <text:p text:style-name="P136"><text:span text:style-name="T26"><text:s text:c="3"/>We decided to part ways after that and enjoy some alone time. I found a generic business transcription and did as much as I could before falling asleep.</text:span></text:p>
      <text:p text:style-name="P136"><text:span text:style-name="T26"/></text:p>
      <text:p text:style-name="P137">II.XI</text:p>
      <text:p text:style-name="P137"><text:span text:style-name="T2"/></text:p>
      <text:p text:style-name="P137"><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7"><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7"><text:span text:style-name="T2"><text:s text:c="3"/>I had Kev drop me off at Alley Cat, where Cait and I drank champagne until Lauren convinced us to go across the street for Mario Kart. We couldn’t believe Adam was our bartender.</text:span></text:p>
      <text:p text:style-name="P137"><text:span text:style-name="T2"><text:s text:c="3"/>We went home, made love and fell asleep.</text:span></text:p>
      <text:p text:style-name="P137"><text:span text:style-name="T2"/></text:p>
      <text:p text:style-name="P138">II.XII</text:p>
      <text:p text:style-name="P137"><text:span text:style-name="T2"/></text:p>
      <text:p text:style-name="P137"><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137"><text:span text:style-name="T27"><text:s text:c="3"/>It was just me and Scott until AB and Kirsten eventually showed up. At 10, I walked home and did PCB stuff until I was ready for sleep.</text:span></text:p>
      <text:p text:style-name="P137"><text:span text:style-name="T27"/></text:p>
      <text:p text:style-name="P139">II.XIII</text:p>
      <text:p text:style-name="P140"><text:span text:style-name="T2"/></text:p>
      <text:p text:style-name="P140"><text:span text:style-name="T2">Slept til 11, played Wordle, made coffee and ordered PCB stuff, about $350 worth. After that, I drank coffee and caught up on four days of journal entries.</text:span></text:p>
      <text:p text:style-name="P140"><text:span text:style-name="T2"/></text:p>
      <text:p text:style-name="P141"><text:span text:style-name="T2">. . .</text:span></text:p>
      <text:p text:style-name="P140"><text:span text:style-name="T2"/></text:p>
      <text:p text:style-name="P140"><text:span text:style-name="T2">I went on to work on QALIZpad after that, got a bit cranky and then made some noodles. Then I watched the Super Bowl, finished the PCB and eventually went to bed.</text:span></text:p>
      <text:p text:style-name="P142"><text:soft-page-break/>II.XIV</text:p>
      <text:p text:style-name="P142"><text:span text:style-name="T2"/></text:p>
      <text:p text:style-name="P142"><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142"><text:span text:style-name="T28"><text:s text:c="3"/>We ordered sushi afterwards and picked up some beers from the Pump. I relaxed at the house for a while, caught an Uber out to Frazier’s, drank some Jager and then drove to Carrier St. to hang w/ Casey Horton. We eventually drove down to Cait’s and fell asleep.</text:span></text:p>
      <text:p text:style-name="P142"><text:span text:style-name="T28"/></text:p>
      <text:p text:style-name="P143">II.XV</text:p>
      <text:p text:style-name="P143"><text:span text:style-name="T2"/></text:p>
      <text:p text:style-name="P143"><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143"><text:span text:style-name="T29"><text:s text:c="3"/>I walked to the CBD store, bought a pack of D8 cigarettes, went to the Pump and smoked one with a porter. I walked home, found work, smoked in the bath, watched some Simpsons and then wrote in my journal.</text:span></text:p>
      <text:p text:style-name="P143"><text:span text:style-name="T29"/></text:p>
      <text:p text:style-name="P144">II.XVI</text:p>
      <text:p text:style-name="P144"><text:span text:style-name="T2"/></text:p>
      <text:p text:style-name="P144"><text:span text:style-name="T2">Let the dogs wake me up at 7, made </text:span><text:span text:style-name="T30">coffee, looked at my phone, played Wordle (CAULK in 6,) worked and spent way too long looking at FB on my break. I worked some more and then wrote in my journal.</text:span></text:p>
      <text:p text:style-name="P144"><text:span text:style-name="T30"/></text:p>
      <text:p text:style-name="P145"><text:soft-page-break/><text:span text:style-name="T30">. . .</text:span></text:p>
      <text:p text:style-name="P146"><text:span text:style-name="T30"/></text:p>
      <text:p text:style-name="P146"><text:span text:style-name="T2">I finished working at 11:30, caught a quick nap and walked up to munoz for Kev’s bday lunch. He was late, so Tina, Ryan, Melissa and I took a little walk with our cigarettes. I ate a torta, walked home, caught another quick nap and then walked up to Odd’s for a double espresso.</text:span></text:p>
      <text:p text:style-name="P146"><text:span text:style-name="T2"><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span></text:p>
      <text:p text:style-name="P146"><text:span text:style-name="T2"/></text:p>
      <text:p text:style-name="P147">II.XVII</text:p>
      <text:p text:style-name="P147"><text:span text:style-name="T2"/></text:p>
      <text:p text:style-name="P146"><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146"><text:span text:style-name="T31"/></text:p>
      <text:p text:style-name="P148">II.XVIII</text:p>
      <text:p text:style-name="P149"/>
      <text:p text:style-name="P40">Let the dogs out at 7 and then had <text:span text:style-name="T47">vivid dreams til 10. I made some coffee and possibly found some work about AI. </text:span></text:p>
      <text:p text:style-name="P40"/>
      <text:p text:style-name="P41">. . .</text:p>
      <text:p text:style-name="P41"/>
      <text:p text:style-name="P42"><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42"><text:s text:c="3"/>I swore I had driven home from Alley Cat, but apparently I was wrong. It was still on Vermont.</text:p>
      <text:p text:style-name="P42"><text:s text:c="3"/>Anyway, after the Pump, we went to Wende’s house, had a couple of beers and then went to Cait’s, tried on some of her new clothes that came in the mail and fell asleep.</text:p>
      <text:p text:style-name="P42"/>
      <text:p text:style-name="P150">II.XIX</text:p>
      <text:p text:style-name="P150"><text:span text:style-name="T2"/></text:p>
      <text:p text:style-name="P150"><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150"><text:span text:style-name="T32"><text:s text:c="3"/>We had two at the Pump afterwards and then went to Cait’s, packed her bags and hit the road. We drove to Greenville, ate some stir fry with Michelle and Dave and then had some beers and smores by a fire, made love and fell asleep.</text:span></text:p>
      <text:p text:style-name="P150"><text:span text:style-name="T32"/></text:p>
      <text:p text:style-name="P151">II.XX</text:p>
      <text:p text:style-name="P151"><text:span text:style-name="T2"/></text:p>
      <text:p text:style-name="P151"><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151"><text:span text:style-name="T33"/></text:p>
      <text:p text:style-name="P152">II.XXI</text:p>
      <text:p text:style-name="P153"/>
      <text:p text:style-name="P43">Slept in a little and went to Gilla’s <text:span text:style-name="T48">for a delicious lunch. We went and bought some flip-flops after that and had a little sit on the beach, saw some really cool rainbows.</text:span></text:p>
      <text:p text:style-name="P43"><text:s text:c="3"/><text:span text:style-name="T48">We got coffee after that, went to a book store, picked Karen up from work, read our books at Mike’s house and then went to Cooper’s for dinner. We hung at Mike’s a little more, went back to Tonya’s, watched some Schitt’s Creek and went to sleep.</text:span></text:p>
      <text:p text:style-name="P18"/>
      <text:p text:style-name="P154">II.XXII</text:p>
      <text:p text:style-name="P154"><text:span text:style-name="T2"/></text:p>
      <text:p text:style-name="P155"><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155"><text:span text:style-name="T34"><text:s text:c="3"/>We went to Molly Darcy’s after that, met Cait’s friend Courtney and got hella turnt. We went to Courtney’s, played music, made love and dealt with dogs.</text:span></text:p>
      <text:p text:style-name="P155"><text:span text:style-name="T34"/></text:p>
      <text:p text:style-name="P156"/>
      <text:p text:style-name="P156"/>
      <text:p text:style-name="P156"/>
      <text:p text:style-name="P156"/>
      <text:p text:style-name="P156"/>
      <text:p text:style-name="P157"><text:soft-page-break/>II.XXIII</text:p>
      <text:p text:style-name="P156"><text:span text:style-name="T2"/></text:p>
      <text:p text:style-name="P157"><text:span text:style-name="T2">We were rather hungover, but got to sleep a bit. We went to Bagel Dock and to Tonya’s to watch Drumline. We napped after that, went to the beach, back to Tonya’s and I wrote in my journal.</text:span></text:p>
      <text:p text:style-name="P157"><text:span text:style-name="T2"/></text:p>
      <text:p text:style-name="P158"><text:span text:style-name="T2">. . .</text:span></text:p>
      <text:p text:style-name="P157"><text:span text:style-name="T2"/></text:p>
      <text:p text:style-name="P157"><text:span text:style-name="T2">We ate Peruvian chicken and watched the whole first season of The Righteous Gemstones.</text:span></text:p>
      <text:p text:style-name="P157"><text:span text:style-name="T2"><text:s text:c="3"/>Hi, ho.</text:span></text:p>
      <text:p text:style-name="P157"><text:span text:style-name="T2"/></text:p>
      <text:p text:style-name="P157">II.XXIV</text:p>
      <text:p text:style-name="P157"><text:span text:style-name="T2"/></text:p>
      <text:p text:style-name="P157"><text:span text:style-name="T2">We tried to get up early and spent a while drinking coffee before heading to Matthew’s, where I had a delicious salmon benne. We drove to Vereen Gardens after that and sat on a swing before deciding it was time to hit the road.</text:span></text:p>
      <text:p text:style-name="P157"><text:span text:style-name="T2"><text:s text:c="3"/>I drove while Cait DJed. It was really a very fun drive. We went to Brew Pump after that and hung out with TJ, Iris and Barbie. We headed to Cait’s house when they closed, chatted with Nelia and announced we were going to bed.</text:span></text:p>
      <text:p text:style-name="P157"><text:span text:style-name="T2"><text:s text:c="3"/>However, Wende came over, which caused a very drunk Nelia to snap and ramble about how uncool it was that she could come over. Wende didn’t stay much longer, so Cait and I made some love and went to bed.</text:span></text:p>
      <text:p text:style-name="P157"><text:span text:style-name="T2"/></text:p>
      <text:p text:style-name="P157"/>
      <text:p text:style-name="P157"/>
      <text:p text:style-name="P157"/>
      <text:p text:style-name="P157"/>
      <text:p text:style-name="P156"><text:soft-page-break/>II.XXV</text:p>
      <text:p text:style-name="P157"/>
      <text:p text:style-name="P44">We woke and drank some coffee/had some laughs before Cait drove me home. I ended up napping until about 5PM, when I made some coffee, prepped some ramen and wrote in my journal.</text:p>
      <text:p text:style-name="P44"/>
      <text:p text:style-name="P45">. . .</text:p>
      <text:p text:style-name="P44"/>
      <text:p text:style-name="P44">I ate dinner and spent forever trying to find a transcription. Eventually, I found an ITM, took a bath, trimmed my beard and worked. I got tired around 11PM and went to sleep.</text:p>
      <text:p text:style-name="P44"/>
      <text:p text:style-name="P160">II.XXVI</text:p>
      <text:p text:style-name="P159"/>
      <text:p text:style-name="P44">I did Wordle to wake up. Spud was staring at me at 7am. I fed the dogs, made coffee and worked til about 10:00, at which point I laid on my couch and wrote in my journal.</text:p>
      <text:p text:style-name="P44"/>
      <text:p text:style-name="P45">. . .</text:p>
      <text:p text:style-name="P44"/>
      <text:p text:style-name="P44">I went to Kev’s house, where we recorded a cover of Emily King’s Distance. It took a lot of takes, but sounded and looked great.</text:p>
      <text:p text:style-name="P44"><text:s text:c="3"/>I met up w/ Cait at the Brew Pump and we were soon joined by Chuck. We went to a party that turned into a night of Molly at the Salvage Station w/ Doom Flamingo.</text:p>
      <text:p text:style-name="P44"/>
      <text:p text:style-name="P159">II.XXVII</text:p>
      <text:p text:style-name="P159"><text:span text:style-name="T2"/></text:p>
      <text:p text:style-name="P159"><text:span text:style-name="T2">I was wiped, stayed home and so did Cait.</text:span></text:p>
      <text:p text:style-name="P157"><text:span text:style-name="T2"/></text:p>
      <text:p text:style-name="P157"><text:soft-page-break/><text:span text:style-name="T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0T19:45:40.242036870</dc:date>
    <meta:editing-duration>P7DT13M9S</meta:editing-duration>
    <meta:editing-cycles>219</meta:editing-cycles>
    <meta:generator>LibreOffice/7.3.7.2$Linux_X86_64 LibreOffice_project/30$Build-2</meta:generator>
    <meta:print-date>2024-07-07T17:40:57.703901491</meta:print-date>
    <meta:document-statistic meta:table-count="0" meta:image-count="0" meta:object-count="0" meta:page-count="49" meta:paragraph-count="342" meta:word-count="10416" meta:character-count="53808" meta:non-whitespace-character-count="43420"/>
  </office:meta>
</office:document-meta>
</file>